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638in"/>
    </style:style>
    <style:style style:name="co3" style:family="table-column">
      <style:table-column-properties fo:break-before="auto" style:column-width="0.4181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465in"/>
    </style:style>
    <style:style style:name="co6" style:family="table-column">
      <style:table-column-properties fo:break-before="auto" style:column-width="0.4602in"/>
    </style:style>
    <style:style style:name="co7" style:family="table-column">
      <style:table-column-properties fo:break-before="auto" style:column-width="0.6862in"/>
    </style:style>
    <style:style style:name="co8" style:family="table-column">
      <style:table-column-properties fo:break-before="auto" style:column-width="0.4071in"/>
    </style:style>
    <style:style style:name="co9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0.5681in"/>
    </style:style>
    <style:style style:name="co11" style:family="table-column">
      <style:table-column-properties fo:break-before="auto" style:column-width="0.5146in"/>
    </style:style>
    <style:style style:name="co12" style:family="table-column">
      <style:table-column-properties fo:break-before="auto" style:column-width="0.6965in"/>
    </style:style>
    <style:style style:name="co13" style:family="table-column">
      <style:table-column-properties fo:break-before="auto" style:column-width="0.52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6"/>
    <style:style style:name="ce3" style:family="table-cell" style:parent-style-name="Default" style:data-style-name="N1"/>
    <style:style style:name="ce4" style:family="table-cell" style:parent-style-name="Default" style:data-style-name="N116"/>
    <style:style style:name="ce5" style:family="table-cell" style:parent-style-name="Default" style:data-style-name="N116">
      <style:text-properties fo:font-weight="bold" style:font-weight-asian="bold" style:font-weight-complex="bold"/>
    </style:style>
    <style:style style:name="ce6" style:family="table-cell" style:parent-style-name="Default" style:data-style-name="N1">
      <style:text-properties fo:font-weight="bold" style:font-weight-asian="bold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ext-properties fo:font-weight="bold" style:font-weight-asian="bold" style:font-weight-complex="bold"/>
    </style:style>
    <style:style style:name="ce9" style:family="table-cell" style:parent-style-name="Default" style:data-style-name="N128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4" table:default-cell-style-name="Default"/>
        <table:table-column table:style-name="co4" table:default-cell-style-name="ce4"/>
        <table:table-column table:style-name="co4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" table:default-cell-style-name="ce7"/>
        <table:table-column table:style-name="co13" table:default-cell-style-name="Default"/>
        <table:table-column table:style-name="co1" table:number-columns-repeated="999" table:default-cell-style-name="Default"/>
        <table:table-row table:style-name="ro1">
          <table:table-cell table:number-columns-repeated="3"/>
          <table:table-cell office:value-type="string">
            <text:p>Fin efficiency:</text:p>
          </table:table-cell>
          <table:table-cell table:number-columns-repeated="5"/>
          <table:table-cell table:style-name="ce3" office:value-type="string">
            <text:p>Temperature -5C, elevation 50m, humidity 80%, dew point -7.5C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3fin</text:p>
          </table:table-cell>
          <table:table-cell table:style-name="ce2" office:value-type="float" office:value="1.5">
            <text:p>1.500</text:p>
          </table:table-cell>
          <table:table-cell table:number-columns-repeated="4"/>
          <table:table-cell office:value-type="string">
            <text:p>rho:</text:p>
          </table:table-cell>
          <table:table-cell office:value-type="float" office:value="1.31">
            <text:p>1.31</text:p>
          </table:table-cell>
          <table:table-cell/>
          <table:table-cell table:style-name="Default"/>
          <table:table-cell table:number-columns-repeated="6"/>
          <table:table-cell office:value-type="string">
            <text:p>Cd bt</text:p>
          </table:table-cell>
          <table:table-cell table:formula="of:=[.V2]/100" office:value-type="float" office:value="0.56">
            <text:p>0.56</text:p>
          </table:table-cell>
          <table:table-cell table:style-name="ce3" office:value-type="float" office:value="56">
            <text:p>56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string">
            <text:p>4fin</text:p>
          </table:table-cell>
          <table:table-cell table:style-name="ce2" office:value-type="float" office:value="1.414">
            <text:p>1.414</text:p>
          </table:table-cell>
          <table:table-cell table:number-columns-repeated="4"/>
          <table:table-cell office:value-type="string">
            <text:p>g:</text:p>
          </table:table-cell>
          <table:table-cell office:value-type="float" office:value="9.81">
            <text:p>9.81</text:p>
          </table:table-cell>
          <table:table-cell table:number-columns-repeated="8"/>
          <table:table-cell office:value-type="string">
            <text:p>Cd fin</text:p>
          </table:table-cell>
          <table:table-cell table:formula="of:=[.V3]/100" office:value-type="float" office:value="1.42">
            <text:p>1.42</text:p>
          </table:table-cell>
          <table:table-cell table:style-name="ce3" office:value-type="float" office:value="142">
            <text:p>142</text:p>
          </table:table-cell>
          <table:table-cell table:number-columns-repeated="100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office:value-type="string">
            <text:p>Model</text:p>
          </table:table-cell>
          <table:table-cell office:value-type="string">
            <text:p>Fins</text:p>
          </table:table-cell>
          <table:table-cell office:value-type="string">
            <text:p>Cr</text:p>
          </table:table-cell>
          <table:table-cell office:value-type="string">
            <text:p>Ct</text:p>
          </table:table-cell>
          <table:table-cell office:value-type="string">
            <text:p>s</text:p>
          </table:table-cell>
          <table:table-cell office:value-type="string">
            <text:p>l0</text:p>
          </table:table-cell>
          <table:table-cell office:value-type="string">
            <text:p>d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/>
          <table:table-cell office:value-type="string">
            <text:p>Afin</text:p>
          </table:table-cell>
          <table:table-cell office:value-type="string">
            <text:p>Fin-eff</text:p>
          </table:table-cell>
          <table:table-cell office:value-type="string">
            <text:p>Afins</text:p>
          </table:table-cell>
          <table:table-cell office:value-type="string">
            <text:p>Abt</text:p>
          </table:table-cell>
          <table:table-cell office:value-type="string">
            <text:p>bt-eff</text:p>
          </table:table-cell>
          <table:table-cell office:value-type="string">
            <text:p>Abt-eff</text:p>
          </table:table-cell>
          <table:table-cell/>
          <table:table-cell office:value-type="string">
            <text:p>v0</text:p>
          </table:table-cell>
          <table:table-cell office:value-type="string">
            <text:p>d-v0</text:p>
          </table:table-cell>
          <table:table-cell/>
          <table:table-cell office:value-type="string">
            <text:p>Est v0</text:p>
          </table:table-cell>
          <table:table-cell office:value-type="string">
            <text:p>Err</text:p>
          </table:table-cell>
          <table:table-cell office:value-type="string">
            <text:p>Comp.err</text:p>
          </table:table-cell>
          <table:table-cell office:value-type="string">
            <text:p>Comp.err.sq</text:p>
          </table:table-cell>
          <table:table-cell office:value-type="string">
            <text:p>Rel.err</text:p>
          </table:table-cell>
          <table:table-cell office:value-type="string">
            <text:p>Rel.err.sq</text:p>
          </table:table-cell>
          <table:table-cell table:number-columns-repeated="99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4">
            <text:p>74</text:p>
          </table:table-cell>
          <table:table-cell office:value-type="float" office:value="8.1">
            <text:p>8.1</text:p>
          </table:table-cell>
          <table:table-cell/>
          <table:table-cell table:formula="of:=([.C9]+[.D9])/2 * [.E9]" office:value-type="float" office:value="1875">
            <text:p>1875</text:p>
          </table:table-cell>
          <table:table-cell table:formula="of:=IF([.B9]=3;[.$E$2];IF([.B9]=4;[.$E$3];0))" office:value-type="float" office:value="1.5">
            <text:p>1.5</text:p>
          </table:table-cell>
          <table:table-cell table:formula="of:=[.K9]*[.L9]" office:value-type="float" office:value="2812.5">
            <text:p>2813</text:p>
          </table:table-cell>
          <table:table-cell table:formula="of:=[.G9]*[.H9]" office:value-type="float" office:value="1332">
            <text:p>1332</text:p>
          </table:table-cell>
          <table:table-cell table:style-name="ce7" table:formula="of:=IF([.B9]=3;SQRT(3)/2;IF([.B9]=4;1/SQRT(2);0))" office:value-type="float" office:value="0.866025403784439">
            <text:p>0.87</text:p>
          </table:table-cell>
          <table:table-cell table:style-name="ce3" table:formula="of:=[.N9]*[.O9]" office:value-type="float" office:value="1153.54583784087">
            <text:p>1154</text:p>
          </table:table-cell>
          <table:table-cell table:number-columns-repeated="100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108">
            <text:p>108</text:p>
          </table:table-cell>
          <table:table-cell office:value-type="float" office:value="18">
            <text:p>18</text:p>
          </table:table-cell>
          <table:table-cell/>
          <table:table-cell table:formula="of:=([.C10]+[.D10])/2 * [.E10]" office:value-type="float" office:value="3300">
            <text:p>3300</text:p>
          </table:table-cell>
          <table:table-cell table:formula="of:=IF([.B10]=3;[.$E$2];IF([.B10]=4;[.$E$3];0))" office:value-type="float" office:value="1.5">
            <text:p>1.5</text:p>
          </table:table-cell>
          <table:table-cell table:formula="of:=[.K10]*[.L10]" office:value-type="float" office:value="4950">
            <text:p>4950</text:p>
          </table:table-cell>
          <table:table-cell table:formula="of:=[.G10]*[.H10]" office:value-type="float" office:value="4752">
            <text:p>4752</text:p>
          </table:table-cell>
          <table:table-cell table:style-name="ce7" table:formula="of:=IF([.B10]=3;SQRT(3)/2;IF([.B10]=4;1/SQRT(2);0))" office:value-type="float" office:value="0.866025403784439">
            <text:p>0.87</text:p>
          </table:table-cell>
          <table:table-cell table:style-name="ce3" table:formula="of:=[.N10]*[.O10]" office:value-type="float" office:value="4115.35271878365">
            <text:p>4115</text:p>
          </table:table-cell>
          <table:table-cell/>
          <table:table-cell office:value-type="float" office:value="5.6">
            <text:p>5.6</text:p>
          </table:table-cell>
          <table:table-cell office:value-type="float" office:value="0.2">
            <text:p>0.2</text:p>
          </table:table-cell>
          <table:table-cell/>
          <table:table-cell table:formula="of:=SQRT(2*([.I10]/1000)*[.$K$3] / ([.$K$2] * ([.$U$2]*[.N10] + [.$U$3]*[.M10])/1000000))" office:value-type="float" office:value="5.27455139712499">
            <text:p>5.27</text:p>
          </table:table-cell>
          <table:table-cell table:formula="of:=[.U10]-[.R10]" office:value-type="float" office:value="-0.325448602875007">
            <text:p>-0.33</text:p>
          </table:table-cell>
          <table:table-cell table:formula="of:=[.V10]/[.S10]" office:value-type="float" office:value="-1.62724301437503">
            <text:p>-1.63</text:p>
          </table:table-cell>
          <table:table-cell table:formula="of:=[.W10]*[.W10]" office:value-type="float" office:value="2.64791982783234">
            <text:p>2.65</text:p>
          </table:table-cell>
          <table:table-cell table:style-name="ce9" table:formula="of:=[.V10]/[.R10]" office:value-type="percentage" office:value="-0.0581158219419655">
            <text:p>-5.8%</text:p>
          </table:table-cell>
          <table:table-cell table:formula="of:=[.Y10]*[.Y10]" office:value-type="float" office:value="0.00337744875999023">
            <text:p>0.0033774488</text:p>
          </table:table-cell>
          <table:table-cell table:number-columns-repeated="99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108">
            <text:p>108</text:p>
          </table:table-cell>
          <table:table-cell office:value-type="float" office:value="22">
            <text:p>22</text:p>
          </table:table-cell>
          <table:table-cell/>
          <table:table-cell table:formula="of:=([.C11]+[.D11])/2 * [.E11]" office:value-type="float" office:value="3300">
            <text:p>3300</text:p>
          </table:table-cell>
          <table:table-cell table:formula="of:=IF([.B11]=3;[.$E$2];IF([.B11]=4;[.$E$3];0))" office:value-type="float" office:value="1.414">
            <text:p>1.4</text:p>
          </table:table-cell>
          <table:table-cell table:formula="of:=[.K11]*[.L11]" office:value-type="float" office:value="4666.2">
            <text:p>4666</text:p>
          </table:table-cell>
          <table:table-cell table:formula="of:=[.G11]*[.H11]" office:value-type="float" office:value="4752">
            <text:p>4752</text:p>
          </table:table-cell>
          <table:table-cell table:style-name="ce7" table:formula="of:=IF([.B11]=3;SQRT(3)/2;IF([.B11]=4;1/SQRT(2);0))" office:value-type="float" office:value="0.707106781186547">
            <text:p>0.71</text:p>
          </table:table-cell>
          <table:table-cell table:style-name="ce3" table:formula="of:=[.N11]*[.O11]" office:value-type="float" office:value="3360.17142419847">
            <text:p>3360</text:p>
          </table:table-cell>
          <table:table-cell/>
          <table:table-cell office:value-type="float" office:value="6.3">
            <text:p>6.3</text:p>
          </table:table-cell>
          <table:table-cell office:value-type="float" office:value="0.3">
            <text:p>0.3</text:p>
          </table:table-cell>
          <table:table-cell/>
          <table:table-cell table:formula="of:=SQRT(2*([.I11]/1000)*[.$K$3] / ([.$K$2] * ([.$U$2]*[.N11] + [.$U$3]*[.M11])/1000000))" office:value-type="float" office:value="5.95640983435956">
            <text:p>5.96</text:p>
          </table:table-cell>
          <table:table-cell table:formula="of:=[.U11]-[.R11]" office:value-type="float" office:value="-0.343590165640443">
            <text:p>-0.34</text:p>
          </table:table-cell>
          <table:table-cell table:formula="of:=[.V11]/[.S11]" office:value-type="float" office:value="-1.14530055213481">
            <text:p>-1.15</text:p>
          </table:table-cell>
          <table:table-cell table:formula="of:=[.W11]*[.W11]" office:value-type="float" office:value="1.3117133547203">
            <text:p>1.31</text:p>
          </table:table-cell>
          <table:table-cell table:style-name="ce9" table:formula="of:=[.V11]/[.R11]" office:value-type="percentage" office:value="-0.0545381215302291">
            <text:p>-5.5%</text:p>
          </table:table-cell>
          <table:table-cell table:formula="of:=[.Y11]*[.Y11]" office:value-type="float" office:value="0.00297440670004604">
            <text:p>0.0029744067</text:p>
          </table:table-cell>
          <table:table-cell table:number-columns-repeated="998"/>
        </table:table-row>
        <table:table-row table:style-name="ro1">
          <table:table-cell table:style-name="ce1" office:value-type="float" office:value="4">
            <text:p>4</text:p>
          </table:table-cell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6.8">
            <text:p>6.8</text:p>
          </table:table-cell>
          <table:table-cell table:style-name="ce1"/>
          <table:table-cell table:style-name="ce1" table:formula="of:=([.C12]+[.D12])/2 * [.E12]" office:value-type="float" office:value="0">
            <text:p>0</text:p>
          </table:table-cell>
          <table:table-cell table:style-name="ce5" table:formula="of:=IF([.B12]=3;[.$E$2];IF([.B12]=4;[.$E$3];0))" office:value-type="float" office:value="0">
            <text:p>0.0</text:p>
          </table:table-cell>
          <table:table-cell table:style-name="ce6" table:formula="of:=[.K12]*[.L12]" office:value-type="float" office:value="0">
            <text:p>0</text:p>
          </table:table-cell>
          <table:table-cell table:style-name="ce1" table:formula="of:=[.G12]*[.H12]" office:value-type="float" office:value="4400">
            <text:p>4400</text:p>
          </table:table-cell>
          <table:table-cell table:style-name="ce7" office:value-type="float" office:value="1">
            <text:p>1.00</text:p>
          </table:table-cell>
          <table:table-cell table:style-name="ce3" table:formula="of:=[.N12]*[.O12]" office:value-type="float" office:value="4400">
            <text:p>4400</text:p>
          </table:table-cell>
          <table:table-cell table:style-name="ce1"/>
          <table:table-cell table:style-name="ce1" office:value-type="float" office:value="6.6">
            <text:p>6.6</text:p>
          </table:table-cell>
          <table:table-cell table:style-name="ce1" office:value-type="float" office:value="0.3">
            <text:p>0.3</text:p>
          </table:table-cell>
          <table:table-cell table:style-name="ce1"/>
          <table:table-cell table:style-name="ce8" table:formula="of:=SQRT(2*([.I12]/1000)*[.$K$3] / ([.$K$2] * ([.$U$2]*[.N12] + [.$U$3]*[.M12])/1000000))" office:value-type="float" office:value="6.42906709698101">
            <text:p>6.43</text:p>
          </table:table-cell>
          <table:table-cell table:style-name="ce8" table:formula="of:=[.U12]-[.R12]" office:value-type="float" office:value="-0.170932903018985">
            <text:p>-0.17</text:p>
          </table:table-cell>
          <table:table-cell table:style-name="ce8" table:formula="of:=[.V12]/[.S12]" office:value-type="float" office:value="-0.569776343396618">
            <text:p>-0.57</text:p>
          </table:table-cell>
          <table:table-cell table:style-name="ce8" table:formula="of:=[.W12]*[.W12]" office:value-type="float" office:value="0.324645081494421">
            <text:p>0.32</text:p>
          </table:table-cell>
          <table:table-cell table:style-name="ce9" table:formula="of:=[.V12]/[.R12]" office:value-type="percentage" office:value="-0.0258989246998463">
            <text:p>-2.6%</text:p>
          </table:table-cell>
          <table:table-cell table:formula="of:=[.Y12]*[.Y12]" office:value-type="float" office:value="0.000670754300608308">
            <text:p>0.0006707543</text:p>
          </table:table-cell>
          <table:table-cell table:style-name="ce1" table:number-columns-repeated="99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float" office:value="140">
            <text:p>140</text:p>
          </table:table-cell>
          <table:table-cell office:value-type="float" office:value="130">
            <text:p>130</text:p>
          </table:table-cell>
          <table:table-cell office:value-type="float" office:value="25">
            <text:p>25</text:p>
          </table:table-cell>
          <table:table-cell office:value-type="float" office:value="103">
            <text:p>103</text:p>
          </table:table-cell>
          <table:table-cell office:value-type="float" office:value="290">
            <text:p>290</text:p>
          </table:table-cell>
          <table:table-cell office:value-type="float" office:value="160">
            <text:p>160</text:p>
          </table:table-cell>
          <table:table-cell/>
          <table:table-cell table:formula="of:=([.C13]+[.D13])/2 * [.E13]" office:value-type="float" office:value="22100">
            <text:p>22100</text:p>
          </table:table-cell>
          <table:table-cell table:formula="of:=IF([.B13]=3;[.$E$2];IF([.B13]=4;[.$E$3];0))" office:value-type="float" office:value="1.5">
            <text:p>1.5</text:p>
          </table:table-cell>
          <table:table-cell table:formula="of:=[.K13]*[.L13]" office:value-type="float" office:value="33150">
            <text:p>33150</text:p>
          </table:table-cell>
          <table:table-cell table:formula="of:=[.G13]*[.H13]" office:value-type="float" office:value="29870">
            <text:p>29870</text:p>
          </table:table-cell>
          <table:table-cell table:style-name="ce7" table:formula="of:=IF([.B13]=3;SQRT(3)/2;IF([.B13]=4;1/SQRT(2);0))" office:value-type="float" office:value="0.866025403784439">
            <text:p>0.87</text:p>
          </table:table-cell>
          <table:table-cell table:style-name="ce3" table:formula="of:=[.N13]*[.O13]" office:value-type="float" office:value="25868.1788110412">
            <text:p>25868</text:p>
          </table:table-cell>
          <table:table-cell/>
          <table:table-cell office:value-type="float" office:value="5.4">
            <text:p>5.4</text:p>
          </table:table-cell>
          <table:table-cell office:value-type="float" office:value="0.3">
            <text:p>0.3</text:p>
          </table:table-cell>
          <table:table-cell/>
          <table:table-cell table:formula="of:=SQRT(2*([.I13]/1000)*[.$K$3] / ([.$K$2] * ([.$U$2]*[.N13] + [.$U$3]*[.M13])/1000000))" office:value-type="float" office:value="6.12862184626409">
            <text:p>6.13</text:p>
          </table:table-cell>
          <table:table-cell table:formula="of:=[.U13]-[.R13]" office:value-type="float" office:value="0.72862184626409">
            <text:p>0.73</text:p>
          </table:table-cell>
          <table:table-cell table:formula="of:=[.V13]/[.S13]" office:value-type="float" office:value="2.42873948754697">
            <text:p>2.43</text:p>
          </table:table-cell>
          <table:table-cell table:formula="of:=[.W13]*[.W13]" office:value-type="float" office:value="5.89877549836991">
            <text:p>5.90</text:p>
          </table:table-cell>
          <table:table-cell table:style-name="ce9" table:formula="of:=[.V13]/[.R13]" office:value-type="percentage" office:value="0.134929971530387">
            <text:p>13.5%</text:p>
          </table:table-cell>
          <table:table-cell table:formula="of:=[.Y13]*[.Y13]" office:value-type="float" office:value="0.0182060972171911">
            <text:p>0.0182060972</text:p>
          </table:table-cell>
          <table:table-cell table:number-columns-repeated="998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85">
            <text:p>85</text:p>
          </table:table-cell>
          <table:table-cell table:style-name="ce1" office:value-type="float" office:value="50">
            <text:p>50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1.5">
            <text:p>11.5</text:p>
          </table:table-cell>
          <table:table-cell table:style-name="ce1"/>
          <table:table-cell table:style-name="ce1" table:formula="of:=([.C14]+[.D14])/2 * [.E14]" office:value-type="float" office:value="4250">
            <text:p>4250</text:p>
          </table:table-cell>
          <table:table-cell table:style-name="ce5" table:formula="of:=IF([.B14]=3;[.$E$2];IF([.B14]=4;[.$E$3];0))" office:value-type="float" office:value="1.414">
            <text:p>1.4</text:p>
          </table:table-cell>
          <table:table-cell table:style-name="ce6" table:formula="of:=[.K14]*[.L14]" office:value-type="float" office:value="6009.5">
            <text:p>6010</text:p>
          </table:table-cell>
          <table:table-cell table:style-name="ce1" table:formula="of:=[.G14]*[.H14]" office:value-type="float" office:value="0">
            <text:p>0</text:p>
          </table:table-cell>
          <table:table-cell table:style-name="ce7" table:formula="of:=IF([.B14]=3;SQRT(3)/2;IF([.B14]=4;1/SQRT(2);0))" office:value-type="float" office:value="0.707106781186547">
            <text:p>0.71</text:p>
          </table:table-cell>
          <table:table-cell table:style-name="ce3" table:formula="of:=[.N14]*[.O14]" office:value-type="float" office:value="0">
            <text:p>0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0.3">
            <text:p>0.3</text:p>
          </table:table-cell>
          <table:table-cell table:style-name="ce1"/>
          <table:table-cell table:style-name="ce8" table:formula="of:=SQRT(2*([.I14]/1000)*[.$K$3] / ([.$K$2] * ([.$U$2]*[.N14] + [.$U$3]*[.M14])/1000000))" office:value-type="float" office:value="4.49261737015847">
            <text:p>4.49</text:p>
          </table:table-cell>
          <table:table-cell table:style-name="ce8" table:formula="of:=[.U14]-[.R14]" office:value-type="float" office:value="-0.507382629841531">
            <text:p>-0.51</text:p>
          </table:table-cell>
          <table:table-cell table:style-name="ce8" table:formula="of:=[.V14]/[.S14]" office:value-type="float" office:value="-1.6912754328051">
            <text:p>-1.69</text:p>
          </table:table-cell>
          <table:table-cell table:style-name="ce8" table:formula="of:=[.W14]*[.W14]" office:value-type="float" office:value="2.86041258961009">
            <text:p>2.86</text:p>
          </table:table-cell>
          <table:table-cell table:style-name="ce9" table:formula="of:=[.V14]/[.R14]" office:value-type="percentage" office:value="-0.101476525968306">
            <text:p>-10.1%</text:p>
          </table:table-cell>
          <table:table-cell table:formula="of:=[.Y14]*[.Y14]" office:value-type="float" office:value="0.0102974853225963">
            <text:p>0.0102974853</text:p>
          </table:table-cell>
          <table:table-cell table:style-name="ce1"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q. sum:</text:p>
          </table:table-cell>
          <table:table-cell table:formula="of:=SUM([.X10:.X14])" office:value-type="float" office:value="13.0434663520271">
            <text:p>13.04</text:p>
          </table:table-cell>
          <table:table-cell/>
          <table:table-cell table:formula="of:=SUM([.Z10:.Z14])" office:value-type="float" office:value="0.035526192300432">
            <text:p>0.0355261923</text:p>
          </table:table-cell>
          <table:table-cell table:number-columns-repeated="99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11" number:min-integer-digits="1"/>
    </number:number-style>
    <number:number-style style:name="N118">
      <number:number number:decimal-places="12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percentage-style style:name="N127">
      <number:number number:decimal-places="3" number:min-integer-digits="1"/>
      <number:text>%</number:text>
    </number:percentage-style>
    <number:percentage-style style:name="N128">
      <number:number number:decimal-places="1" number:min-integer-digits="1"/>
      <number:text>%</number:text>
    </number:percentag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po Niskanen</meta:initial-creator>
    <meta:creation-date>2013-01-28T21:21:57</meta:creation-date>
    <dc:date>2013-01-31T08:59:46</dc:date>
    <dc:creator>Sampo Niskanen</dc:creator>
    <meta:editing-duration>P2DT11H34M38S</meta:editing-duration>
    <meta:editing-cycles>16</meta:editing-cycles>
    <meta:generator>LibreOffice/3.6$Linux_X86_64 LibreOffice_project/360m1$Build-2</meta:generator>
    <meta:document-statistic meta:table-count="1" meta:cell-count="172" meta:object-count="0"/>
  </office:meta>
</office:document-meta>
</file>